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Position.equal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arsePositio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arsePosition.setIndex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arsePosition.ge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arsePosition.setErrorIndex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arsePosition.getError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arsePosition.ParsePosition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arsePosi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